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92c78" officeooo:paragraph-rsid="00192c78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officeooo:rsid="00192c78" officeooo:paragraph-rsid="00192c78"/>
    </style:style>
    <style:style style:name="T1" style:family="text">
      <style:text-properties officeooo:rsid="00180735"/>
    </style:style>
    <style:style style:name="T2" style:family="text">
      <style:text-properties officeooo:rsid="00192c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8. Consulter sous-ensemble catalogu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8">Consulter sous-ensemble catalogue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consulter le catalogues du systeme. Par contre, le système lui envoie des échantillons du catalogues aléatoirement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8">Non-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8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2">consulter le catalogue</text:span>, <text:span text:style-name="T2">le système lui envoie des échantillons aléatoire du catalogue complet.</text:span></text:p>
      <text:p text:style-name="P3"/>
      <text:p text:style-name="P2">Scénario d'opération</text:p>
      <text:list xml:id="list7788003515526659344" text:style-name="L1">
        <text:list-item>
          <text:p text:style-name="P7">L'utilisateur demande au systeme de voir le catalogue.</text:p>
        </text:list-item>
        <text:list-item>
          <text:p text:style-name="P7">Le systeme lui envoie un sous-catalogue rempli de échantillons aléatoire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8T16:29:18.432382524</dc:date>
    <meta:editing-duration>PT48M37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80" meta:character-count="618" meta:non-whitespace-character-count="560"/>
  </office:meta>
</office:document-meta>
</file>